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loext:contextual-spacing="false" fo:line-height="200%"/>
      <style:text-properties officeooo:paragraph-rsid="000a2cc4"/>
    </style:style>
    <style:style style:name="P2" style:family="paragraph" style:parent-style-name="Standard">
      <style:paragraph-properties fo:margin-top="0cm" fo:margin-bottom="0cm" loext:contextual-spacing="false" fo:line-height="200%"/>
      <style:text-properties officeooo:rsid="000bcb4d" officeooo:paragraph-rsid="000bcb4d"/>
    </style:style>
    <style:style style:name="P3" style:family="paragraph" style:parent-style-name="Heading_20_1">
      <style:paragraph-properties fo:margin-top="0cm" fo:margin-bottom="0cm" loext:contextual-spacing="false" fo:line-height="200%"/>
    </style:style>
    <style:style style:name="T1" style:family="text">
      <style:text-properties fo:font-size="16pt" style:font-size-asian="16pt" style:font-size-complex="16pt"/>
    </style:style>
    <style:style style:name="T2" style:family="text">
      <style:text-properties fo:font-size="16pt" officeooo:rsid="00095f86" style:font-size-asian="16pt" style:font-size-complex="16pt"/>
    </style:style>
    <style:style style:name="T3" style:family="text">
      <style:text-properties fo:font-size="16pt" officeooo:rsid="000a2cc4" style:font-size-asian="16pt" style:font-size-complex="16pt"/>
    </style:style>
    <style:style style:name="T4" style:family="text">
      <style:text-properties officeooo:rsid="000a2cc4"/>
    </style:style>
    <style:style style:name="T5" style:family="text">
      <style:text-properties officeooo:rsid="000bcb4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Strong_20_Emphasis"><text:span text:style-name="T1">Bridging </text:span></text:span><text:span text:style-name="Strong_20_Emphasis"><text:span text:style-name="T3">c</text:span></text:span><text:span text:style-name="Strong_20_Emphasis"><text:span text:style-name="T1">hapter </text:span></text:span><text:span text:style-name="Strong_20_Emphasis"><text:span text:style-name="T2">2</text:span></text:span><text:span text:style-name="Strong_20_Emphasis"><text:span text:style-name="T1"> and </text:span></text:span><text:span text:style-name="Strong_20_Emphasis"><text:span text:style-name="T3">c</text:span></text:span><text:span text:style-name="Strong_20_Emphasis"><text:span text:style-name="T1">hapter </text:span></text:span><text:span text:style-name="Strong_20_Emphasis"><text:span text:style-name="T2">3</text:span></text:span></text:h>
      <text:p text:style-name="P1"><text:span text:style-name="T4">In chapter 1 and 2, I investigated how functional traits influence the Eltonian niche of terrestrial vertebrates (i.e., relationship to resource and enemies). I showed that these trait-interaction relationships remain relatively constant across taxa and ecosystems given enough environmental and evolutionary similarities. In these two chapters, I assumed that the niche space (environment and interaction spaces) occupied by species do not change in time. However, we know that temporal variations, such as seasonal regimes, in predation, resource availability and climate are ubiquitous in nature. Therefore, species </text:span><text:span text:style-name="T5">are ‘moving’ within their niche space, shifting resources, <text:s/>enemies, and climatic conditions. To minimize this ‘niche movement’ that requires flexibility, some species migrate, creating a energetic trade-off between within niche movement and movement in geographic space.</text:span></text:p>
      <text:p text:style-name="P1"/>
      <text:p text:style-name="P2">In chapter 3, I explore this trade-off in North American birds. I focus on birds, taking advantage of the large amount of information available for this group. I also focus on movement in climatic space (Grinnellian niche) due to the lack of knowledge on seasonal diet for most species. I investigate how traits influence the trade-off between within niche and geographic movements using weekly distribution data, daily climatic variables, and species-level traits. I also ask how these trait-migrating strategy relationships drive seasonal variations in two well-studied biogeographical patterns: the decline in diversity towards the pole (latitudinal diversity gradient) and the increase in body mass with decreasing temperature (Bergmann’s ru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5:02.390236864</meta:creation-date>
    <meta:generator>LibreOffice/6.4.7.2$Linux_X86_64 LibreOffice_project/40$Build-2</meta:generator>
    <dc:date>2024-05-23T10:03:50.704157990</dc:date>
    <dc:creator>Dominique Caron</dc:creator>
    <meta:editing-duration>PT13M43S</meta:editing-duration>
    <meta:editing-cycles>4</meta:editing-cycles>
    <meta:document-statistic meta:table-count="0" meta:image-count="0" meta:object-count="0" meta:page-count="1" meta:paragraph-count="3" meta:word-count="237" meta:character-count="1671" meta:non-whitespace-character-count="1436"/>
  </office:meta>
</office:document-meta>
</file>